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8"/>
        <table:table-column table:style-name="co7" table:default-cell-style-name="ce8"/>
        <table:table-column table:style-name="co5" table:default-cell-style-name="ce2"/>
        <table:table-column table:style-name="co8" table:number-columns-repeated="2" table:default-cell-style-name="ce9"/>
        <table:table-column table:style-name="co8" table:default-cell-style-name="ce12"/>
        <table:table-column table:style-name="co8" table:number-columns-repeated="3" table:default-cell-style-name="ce9"/>
        <table:table-column table:style-name="co8" table:default-cell-style-name="Default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7" office:value-type="string">
            <text:p>Export UC</text:p>
          </table:table-cell>
          <table:table-cell table:style-name="ce7" office:value-type="string">
            <text:p>export lc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4" table:number-columns-repeated="1003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number-columns-repeated="3"/>
          <table:table-cell table:style-name="ce10" table:formula="of:=IF(BITAND([.A2];1)&gt;0;[.$A$35];&quot;&quot;)">
            <text:p/>
          </table:table-cell>
          <table:table-cell table:style-name="ce10" table:formula="of:=IF(BITAND([.A2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2];4)&gt;0;[.$A$35];&quot;&quot;)">
            <text:p/>
          </table:table-cell>
          <table:table-cell table:style-name="ce13" table:formula="of:=IF(BITAND([.A2];8)&gt;0;[.$A$35];&quot;&quot;)">
            <text:p/>
          </table:table-cell>
          <table:table-cell table:style-name="ce13" table:formula="of:=IF(BITAND([.A2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string">
            <text:p>e</text:p>
          </table:table-cell>
          <table:table-cell/>
          <table:table-cell table:style-name="ce10" table:formula="of:=IF(BITAND([.A3];1)&gt;0;[.$A$35];&quot;&quot;)" office:value-type="string" office:string-value="☻">
            <text:p>☻</text:p>
          </table:table-cell>
          <table:table-cell table:style-name="ce10" table:formula="of:=IF(BITAND([.A3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3];4)&gt;0;[.$A$35];&quot;&quot;)">
            <text:p/>
          </table:table-cell>
          <table:table-cell table:style-name="ce13" table:formula="of:=IF(BITAND([.A3];8)&gt;0;[.$A$35];&quot;&quot;)">
            <text:p/>
          </table:table-cell>
          <table:table-cell table:style-name="ce13" table:formula="of:=IF(BITAND([.A3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number-columns-repeated="2"/>
          <table:table-cell office:value-type="string">
            <text:p>LF</text:p>
          </table:table-cell>
          <table:table-cell table:style-name="ce10" table:formula="of:=IF(BITAND([.A4];1)&gt;0;[.$A$35];&quot;&quot;)">
            <text:p/>
          </table:table-cell>
          <table:table-cell table:style-name="ce10" table:formula="of:=IF(BITAND([.A4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4];4)&gt;0;[.$A$35];&quot;&quot;)">
            <text:p/>
          </table:table-cell>
          <table:table-cell table:style-name="ce13" table:formula="of:=IF(BITAND([.A4];8)&gt;0;[.$A$35];&quot;&quot;)">
            <text:p/>
          </table:table-cell>
          <table:table-cell table:style-name="ce13" table:formula="of:=IF(BITAND([.A4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/>
          <table:table-cell table:style-name="ce10" table:formula="of:=IF(BITAND([.A5];1)&gt;0;[.$A$35];&quot;&quot;)" office:value-type="string" office:string-value="☻">
            <text:p>☻</text:p>
          </table:table-cell>
          <table:table-cell table:style-name="ce10" table:formula="of:=IF(BITAND([.A5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5];4)&gt;0;[.$A$35];&quot;&quot;)">
            <text:p/>
          </table:table-cell>
          <table:table-cell table:style-name="ce13" table:formula="of:=IF(BITAND([.A5];8)&gt;0;[.$A$35];&quot;&quot;)">
            <text:p/>
          </table:table-cell>
          <table:table-cell table:style-name="ce13" table:formula="of:=IF(BITAND([.A5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number-columns-repeated="2"/>
          <table:table-cell office:value-type="string">
            <text:p>space</text:p>
          </table:table-cell>
          <table:table-cell table:style-name="ce10" table:formula="of:=IF(BITAND([.A6];1)&gt;0;[.$A$35];&quot;&quot;)">
            <text:p/>
          </table:table-cell>
          <table:table-cell table:style-name="ce10" table:formula="of:=IF(BITAND([.A6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6];4)&gt;0;[.$A$35];&quot;&quot;)" office:value-type="string" office:string-value="☻">
            <text:p>☻</text:p>
          </table:table-cell>
          <table:table-cell table:style-name="ce13" table:formula="of:=IF(BITAND([.A6];8)&gt;0;[.$A$35];&quot;&quot;)">
            <text:p/>
          </table:table-cell>
          <table:table-cell table:style-name="ce13" table:formula="of:=IF(BITAND([.A6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office:value-type="string">
            <text:p>'</text:p>
          </table:table-cell>
          <table:table-cell office:value-type="string">
            <text:p>s</text:p>
          </table:table-cell>
          <table:table-cell/>
          <table:table-cell table:style-name="ce10" table:formula="of:=IF(BITAND([.A7];1)&gt;0;[.$A$35];&quot;&quot;)" office:value-type="string" office:string-value="☻">
            <text:p>☻</text:p>
          </table:table-cell>
          <table:table-cell table:style-name="ce10" table:formula="of:=IF(BITAND([.A7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7];4)&gt;0;[.$A$35];&quot;&quot;)" office:value-type="string" office:string-value="☻">
            <text:p>☻</text:p>
          </table:table-cell>
          <table:table-cell table:style-name="ce13" table:formula="of:=IF(BITAND([.A7];8)&gt;0;[.$A$35];&quot;&quot;)">
            <text:p/>
          </table:table-cell>
          <table:table-cell table:style-name="ce13" table:formula="of:=IF(BITAND([.A7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office:value-type="string">
            <text:p>8</text:p>
          </table:table-cell>
          <table:table-cell office:value-type="string">
            <text:p>i</text:p>
          </table:table-cell>
          <table:table-cell/>
          <table:table-cell table:style-name="ce10" table:formula="of:=IF(BITAND([.A8];1)&gt;0;[.$A$35];&quot;&quot;)">
            <text:p/>
          </table:table-cell>
          <table:table-cell table:style-name="ce10" table:formula="of:=IF(BITAND([.A8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8];4)&gt;0;[.$A$35];&quot;&quot;)" office:value-type="string" office:string-value="☻">
            <text:p>☻</text:p>
          </table:table-cell>
          <table:table-cell table:style-name="ce13" table:formula="of:=IF(BITAND([.A8];8)&gt;0;[.$A$35];&quot;&quot;)">
            <text:p/>
          </table:table-cell>
          <table:table-cell table:style-name="ce13" table:formula="of:=IF(BITAND([.A8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office:value-type="string">
            <text:p>7</text:p>
          </table:table-cell>
          <table:table-cell office:value-type="string">
            <text:p>u</text:p>
          </table:table-cell>
          <table:table-cell/>
          <table:table-cell table:style-name="ce10" table:formula="of:=IF(BITAND([.A9];1)&gt;0;[.$A$35];&quot;&quot;)" office:value-type="string" office:string-value="☻">
            <text:p>☻</text:p>
          </table:table-cell>
          <table:table-cell table:style-name="ce10" table:formula="of:=IF(BITAND([.A9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9];4)&gt;0;[.$A$35];&quot;&quot;)" office:value-type="string" office:string-value="☻">
            <text:p>☻</text:p>
          </table:table-cell>
          <table:table-cell table:style-name="ce13" table:formula="of:=IF(BITAND([.A9];8)&gt;0;[.$A$35];&quot;&quot;)">
            <text:p/>
          </table:table-cell>
          <table:table-cell table:style-name="ce13" table:formula="of:=IF(BITAND([.A9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number-columns-repeated="2"/>
          <table:table-cell office:value-type="string">
            <text:p>CR</text:p>
          </table:table-cell>
          <table:table-cell table:style-name="ce10" table:formula="of:=IF(BITAND([.A10];1)&gt;0;[.$A$35];&quot;&quot;)">
            <text:p/>
          </table:table-cell>
          <table:table-cell table:style-name="ce10" table:formula="of:=IF(BITAND([.A10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10];4)&gt;0;[.$A$35];&quot;&quot;)">
            <text:p/>
          </table:table-cell>
          <table:table-cell table:style-name="ce13" table:formula="of:=IF(BITAND([.A10];8)&gt;0;[.$A$35];&quot;&quot;)" office:value-type="string" office:string-value="☻">
            <text:p>☻</text:p>
          </table:table-cell>
          <table:table-cell table:style-name="ce13" table:formula="of:=IF(BITAND([.A10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office:value-type="string">
            <text:p>@@wru</text:p>
          </table:table-cell>
          <table:table-cell office:value-type="string">
            <text:p>d</text:p>
          </table:table-cell>
          <table:table-cell/>
          <table:table-cell table:style-name="ce10" table:formula="of:=IF(BITAND([.A11];1)&gt;0;[.$A$35];&quot;&quot;)" office:value-type="string" office:string-value="☻">
            <text:p>☻</text:p>
          </table:table-cell>
          <table:table-cell table:style-name="ce10" table:formula="of:=IF(BITAND([.A11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11];4)&gt;0;[.$A$35];&quot;&quot;)">
            <text:p/>
          </table:table-cell>
          <table:table-cell table:style-name="ce13" table:formula="of:=IF(BITAND([.A11];8)&gt;0;[.$A$35];&quot;&quot;)" office:value-type="string" office:string-value="☻">
            <text:p>☻</text:p>
          </table:table-cell>
          <table:table-cell table:style-name="ce13" table:formula="of:=IF(BITAND([.A11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office:value-type="string">
            <text:p>4</text:p>
          </table:table-cell>
          <table:table-cell office:value-type="string">
            <text:p>r</text:p>
          </table:table-cell>
          <table:table-cell/>
          <table:table-cell table:style-name="ce10" table:formula="of:=IF(BITAND([.A12];1)&gt;0;[.$A$35];&quot;&quot;)">
            <text:p/>
          </table:table-cell>
          <table:table-cell table:style-name="ce10" table:formula="of:=IF(BITAND([.A12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12];4)&gt;0;[.$A$35];&quot;&quot;)">
            <text:p/>
          </table:table-cell>
          <table:table-cell table:style-name="ce13" table:formula="of:=IF(BITAND([.A12];8)&gt;0;[.$A$35];&quot;&quot;)" office:value-type="string" office:string-value="☻">
            <text:p>☻</text:p>
          </table:table-cell>
          <table:table-cell table:style-name="ce13" table:formula="of:=IF(BITAND([.A12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office:value-type="string">
            <text:p>@@bel</text:p>
          </table:table-cell>
          <table:table-cell office:value-type="string">
            <text:p>j</text:p>
          </table:table-cell>
          <table:table-cell table:style-name="Default"/>
          <table:table-cell table:style-name="ce10" table:formula="of:=IF(BITAND([.A13];1)&gt;0;[.$A$35];&quot;&quot;)" office:value-type="string" office:string-value="☻">
            <text:p>☻</text:p>
          </table:table-cell>
          <table:table-cell table:style-name="ce10" table:formula="of:=IF(BITAND([.A13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13];4)&gt;0;[.$A$35];&quot;&quot;)">
            <text:p/>
          </table:table-cell>
          <table:table-cell table:style-name="ce13" table:formula="of:=IF(BITAND([.A13];8)&gt;0;[.$A$35];&quot;&quot;)" office:value-type="string" office:string-value="☻">
            <text:p>☻</text:p>
          </table:table-cell>
          <table:table-cell table:style-name="ce13" table:formula="of:=IF(BITAND([.A13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office:value-type="string">
            <text:p>,</text:p>
          </table:table-cell>
          <table:table-cell office:value-type="string">
            <text:p>n</text:p>
          </table:table-cell>
          <table:table-cell/>
          <table:table-cell table:style-name="ce10" table:formula="of:=IF(BITAND([.A14];1)&gt;0;[.$A$35];&quot;&quot;)">
            <text:p/>
          </table:table-cell>
          <table:table-cell table:style-name="ce10" table:formula="of:=IF(BITAND([.A14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14];4)&gt;0;[.$A$35];&quot;&quot;)" office:value-type="string" office:string-value="☻">
            <text:p>☻</text:p>
          </table:table-cell>
          <table:table-cell table:style-name="ce13" table:formula="of:=IF(BITAND([.A14];8)&gt;0;[.$A$35];&quot;&quot;)" office:value-type="string" office:string-value="☻">
            <text:p>☻</text:p>
          </table:table-cell>
          <table:table-cell table:style-name="ce13" table:formula="of:=IF(BITAND([.A14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office:value-type="string">
            <text:p>!</text:p>
          </table:table-cell>
          <table:table-cell office:value-type="string">
            <text:p>f</text:p>
          </table:table-cell>
          <table:table-cell/>
          <table:table-cell table:style-name="ce10" table:formula="of:=IF(BITAND([.A15];1)&gt;0;[.$A$35];&quot;&quot;)" office:value-type="string" office:string-value="☻">
            <text:p>☻</text:p>
          </table:table-cell>
          <table:table-cell table:style-name="ce10" table:formula="of:=IF(BITAND([.A15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15];4)&gt;0;[.$A$35];&quot;&quot;)" office:value-type="string" office:string-value="☻">
            <text:p>☻</text:p>
          </table:table-cell>
          <table:table-cell table:style-name="ce13" table:formula="of:=IF(BITAND([.A15];8)&gt;0;[.$A$35];&quot;&quot;)" office:value-type="string" office:string-value="☻">
            <text:p>☻</text:p>
          </table:table-cell>
          <table:table-cell table:style-name="ce13" table:formula="of:=IF(BITAND([.A15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office:value-type="string">
            <text:p>:</text:p>
          </table:table-cell>
          <table:table-cell office:value-type="string">
            <text:p>c</text:p>
          </table:table-cell>
          <table:table-cell/>
          <table:table-cell table:style-name="ce10" table:formula="of:=IF(BITAND([.A16];1)&gt;0;[.$A$35];&quot;&quot;)">
            <text:p/>
          </table:table-cell>
          <table:table-cell table:style-name="ce10" table:formula="of:=IF(BITAND([.A16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16];4)&gt;0;[.$A$35];&quot;&quot;)" office:value-type="string" office:string-value="☻">
            <text:p>☻</text:p>
          </table:table-cell>
          <table:table-cell table:style-name="ce13" table:formula="of:=IF(BITAND([.A16];8)&gt;0;[.$A$35];&quot;&quot;)" office:value-type="string" office:string-value="☻">
            <text:p>☻</text:p>
          </table:table-cell>
          <table:table-cell table:style-name="ce13" table:formula="of:=IF(BITAND([.A16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office:value-type="string">
            <text:p>(</text:p>
          </table:table-cell>
          <table:table-cell office:value-type="string">
            <text:p>k</text:p>
          </table:table-cell>
          <table:table-cell/>
          <table:table-cell table:style-name="ce10" table:formula="of:=IF(BITAND([.A17];1)&gt;0;[.$A$35];&quot;&quot;)" office:value-type="string" office:string-value="☻">
            <text:p>☻</text:p>
          </table:table-cell>
          <table:table-cell table:style-name="ce10" table:formula="of:=IF(BITAND([.A17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17];4)&gt;0;[.$A$35];&quot;&quot;)" office:value-type="string" office:string-value="☻">
            <text:p>☻</text:p>
          </table:table-cell>
          <table:table-cell table:style-name="ce13" table:formula="of:=IF(BITAND([.A17];8)&gt;0;[.$A$35];&quot;&quot;)" office:value-type="string" office:string-value="☻">
            <text:p>☻</text:p>
          </table:table-cell>
          <table:table-cell table:style-name="ce13" table:formula="of:=IF(BITAND([.A17];16)&gt;0;[.$A$35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office:value-type="string">
            <text:p>5</text:p>
          </table:table-cell>
          <table:table-cell office:value-type="string">
            <text:p>t</text:p>
          </table:table-cell>
          <table:table-cell table:style-name="Default"/>
          <table:table-cell table:style-name="ce10" table:formula="of:=IF(BITAND([.A18];1)&gt;0;[.$A$35];&quot;&quot;)">
            <text:p/>
          </table:table-cell>
          <table:table-cell table:style-name="ce10" table:formula="of:=IF(BITAND([.A18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18];4)&gt;0;[.$A$35];&quot;&quot;)">
            <text:p/>
          </table:table-cell>
          <table:table-cell table:style-name="ce13" table:formula="of:=IF(BITAND([.A18];8)&gt;0;[.$A$35];&quot;&quot;)">
            <text:p/>
          </table:table-cell>
          <table:table-cell table:style-name="ce13" table:formula="of:=IF(BITAND([.A18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office:value-type="string">
            <text:p>+</text:p>
          </table:table-cell>
          <table:table-cell office:value-type="string">
            <text:p>z</text:p>
          </table:table-cell>
          <table:table-cell/>
          <table:table-cell table:style-name="ce10" table:formula="of:=IF(BITAND([.A19];1)&gt;0;[.$A$35];&quot;&quot;)" office:value-type="string" office:string-value="☻">
            <text:p>☻</text:p>
          </table:table-cell>
          <table:table-cell table:style-name="ce10" table:formula="of:=IF(BITAND([.A19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19];4)&gt;0;[.$A$35];&quot;&quot;)">
            <text:p/>
          </table:table-cell>
          <table:table-cell table:style-name="ce13" table:formula="of:=IF(BITAND([.A19];8)&gt;0;[.$A$35];&quot;&quot;)">
            <text:p/>
          </table:table-cell>
          <table:table-cell table:style-name="ce13" table:formula="of:=IF(BITAND([.A19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office:value-type="string">
            <text:p>)</text:p>
          </table:table-cell>
          <table:table-cell office:value-type="string">
            <text:p>l</text:p>
          </table:table-cell>
          <table:table-cell/>
          <table:table-cell table:style-name="ce10" table:formula="of:=IF(BITAND([.A20];1)&gt;0;[.$A$35];&quot;&quot;)">
            <text:p/>
          </table:table-cell>
          <table:table-cell table:style-name="ce10" table:formula="of:=IF(BITAND([.A20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20];4)&gt;0;[.$A$35];&quot;&quot;)">
            <text:p/>
          </table:table-cell>
          <table:table-cell table:style-name="ce13" table:formula="of:=IF(BITAND([.A20];8)&gt;0;[.$A$35];&quot;&quot;)">
            <text:p/>
          </table:table-cell>
          <table:table-cell table:style-name="ce13" table:formula="of:=IF(BITAND([.A20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office:value-type="string">
            <text:p>2</text:p>
          </table:table-cell>
          <table:table-cell office:value-type="string">
            <text:p>w</text:p>
          </table:table-cell>
          <table:table-cell/>
          <table:table-cell table:style-name="ce10" table:formula="of:=IF(BITAND([.A21];1)&gt;0;[.$A$35];&quot;&quot;)" office:value-type="string" office:string-value="☻">
            <text:p>☻</text:p>
          </table:table-cell>
          <table:table-cell table:style-name="ce10" table:formula="of:=IF(BITAND([.A21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21];4)&gt;0;[.$A$35];&quot;&quot;)">
            <text:p/>
          </table:table-cell>
          <table:table-cell table:style-name="ce13" table:formula="of:=IF(BITAND([.A21];8)&gt;0;[.$A$35];&quot;&quot;)">
            <text:p/>
          </table:table-cell>
          <table:table-cell table:style-name="ce13" table:formula="of:=IF(BITAND([.A21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office:value-type="string">
            <text:p>$</text:p>
          </table:table-cell>
          <table:table-cell office:value-type="string">
            <text:p>h</text:p>
          </table:table-cell>
          <table:table-cell/>
          <table:table-cell table:style-name="ce10" table:formula="of:=IF(BITAND([.A22];1)&gt;0;[.$A$35];&quot;&quot;)">
            <text:p/>
          </table:table-cell>
          <table:table-cell table:style-name="ce10" table:formula="of:=IF(BITAND([.A22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22];4)&gt;0;[.$A$35];&quot;&quot;)" office:value-type="string" office:string-value="☻">
            <text:p>☻</text:p>
          </table:table-cell>
          <table:table-cell table:style-name="ce13" table:formula="of:=IF(BITAND([.A22];8)&gt;0;[.$A$35];&quot;&quot;)">
            <text:p/>
          </table:table-cell>
          <table:table-cell table:style-name="ce13" table:formula="of:=IF(BITAND([.A22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office:value-type="string">
            <text:p>6</text:p>
          </table:table-cell>
          <table:table-cell office:value-type="string">
            <text:p>y</text:p>
          </table:table-cell>
          <table:table-cell/>
          <table:table-cell table:style-name="ce10" table:formula="of:=IF(BITAND([.A23];1)&gt;0;[.$A$35];&quot;&quot;)" office:value-type="string" office:string-value="☻">
            <text:p>☻</text:p>
          </table:table-cell>
          <table:table-cell table:style-name="ce10" table:formula="of:=IF(BITAND([.A23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23];4)&gt;0;[.$A$35];&quot;&quot;)" office:value-type="string" office:string-value="☻">
            <text:p>☻</text:p>
          </table:table-cell>
          <table:table-cell table:style-name="ce13" table:formula="of:=IF(BITAND([.A23];8)&gt;0;[.$A$35];&quot;&quot;)">
            <text:p/>
          </table:table-cell>
          <table:table-cell table:style-name="ce13" table:formula="of:=IF(BITAND([.A23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office:value-type="string">
            <text:p>0</text:p>
          </table:table-cell>
          <table:table-cell office:value-type="string">
            <text:p>p</text:p>
          </table:table-cell>
          <table:table-cell/>
          <table:table-cell table:style-name="ce10" table:formula="of:=IF(BITAND([.A24];1)&gt;0;[.$A$35];&quot;&quot;)">
            <text:p/>
          </table:table-cell>
          <table:table-cell table:style-name="ce10" table:formula="of:=IF(BITAND([.A24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24];4)&gt;0;[.$A$35];&quot;&quot;)" office:value-type="string" office:string-value="☻">
            <text:p>☻</text:p>
          </table:table-cell>
          <table:table-cell table:style-name="ce13" table:formula="of:=IF(BITAND([.A24];8)&gt;0;[.$A$35];&quot;&quot;)">
            <text:p/>
          </table:table-cell>
          <table:table-cell table:style-name="ce13" table:formula="of:=IF(BITAND([.A24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office:value-type="string">
            <text:p>1</text:p>
          </table:table-cell>
          <table:table-cell office:value-type="string">
            <text:p>q</text:p>
          </table:table-cell>
          <table:table-cell/>
          <table:table-cell table:style-name="ce10" table:formula="of:=IF(BITAND([.A25];1)&gt;0;[.$A$35];&quot;&quot;)" office:value-type="string" office:string-value="☻">
            <text:p>☻</text:p>
          </table:table-cell>
          <table:table-cell table:style-name="ce10" table:formula="of:=IF(BITAND([.A25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25];4)&gt;0;[.$A$35];&quot;&quot;)" office:value-type="string" office:string-value="☻">
            <text:p>☻</text:p>
          </table:table-cell>
          <table:table-cell table:style-name="ce13" table:formula="of:=IF(BITAND([.A25];8)&gt;0;[.$A$35];&quot;&quot;)">
            <text:p/>
          </table:table-cell>
          <table:table-cell table:style-name="ce13" table:formula="of:=IF(BITAND([.A25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office:value-type="string">
            <text:p>9</text:p>
          </table:table-cell>
          <table:table-cell office:value-type="string">
            <text:p>o</text:p>
          </table:table-cell>
          <table:table-cell/>
          <table:table-cell table:style-name="ce10" table:formula="of:=IF(BITAND([.A26];1)&gt;0;[.$A$35];&quot;&quot;)">
            <text:p/>
          </table:table-cell>
          <table:table-cell table:style-name="ce10" table:formula="of:=IF(BITAND([.A26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26];4)&gt;0;[.$A$35];&quot;&quot;)">
            <text:p/>
          </table:table-cell>
          <table:table-cell table:style-name="ce13" table:formula="of:=IF(BITAND([.A26];8)&gt;0;[.$A$35];&quot;&quot;)" office:value-type="string" office:string-value="☻">
            <text:p>☻</text:p>
          </table:table-cell>
          <table:table-cell table:style-name="ce13" table:formula="of:=IF(BITAND([.A26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office:value-type="string">
            <text:p>?</text:p>
          </table:table-cell>
          <table:table-cell office:value-type="string">
            <text:p>b</text:p>
          </table:table-cell>
          <table:table-cell/>
          <table:table-cell table:style-name="ce10" table:formula="of:=IF(BITAND([.A27];1)&gt;0;[.$A$35];&quot;&quot;)" office:value-type="string" office:string-value="☻">
            <text:p>☻</text:p>
          </table:table-cell>
          <table:table-cell table:style-name="ce10" table:formula="of:=IF(BITAND([.A27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27];4)&gt;0;[.$A$35];&quot;&quot;)">
            <text:p/>
          </table:table-cell>
          <table:table-cell table:style-name="ce13" table:formula="of:=IF(BITAND([.A27];8)&gt;0;[.$A$35];&quot;&quot;)" office:value-type="string" office:string-value="☻">
            <text:p>☻</text:p>
          </table:table-cell>
          <table:table-cell table:style-name="ce13" table:formula="of:=IF(BITAND([.A27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office:value-type="string">
            <text:p>&amp;</text:p>
          </table:table-cell>
          <table:table-cell office:value-type="string">
            <text:p>g</text:p>
          </table:table-cell>
          <table:table-cell/>
          <table:table-cell table:style-name="ce10" table:formula="of:=IF(BITAND([.A28];1)&gt;0;[.$A$35];&quot;&quot;)">
            <text:p/>
          </table:table-cell>
          <table:table-cell table:style-name="ce10" table:formula="of:=IF(BITAND([.A28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28];4)&gt;0;[.$A$35];&quot;&quot;)">
            <text:p/>
          </table:table-cell>
          <table:table-cell table:style-name="ce13" table:formula="of:=IF(BITAND([.A28];8)&gt;0;[.$A$35];&quot;&quot;)" office:value-type="string" office:string-value="☻">
            <text:p>☻</text:p>
          </table:table-cell>
          <table:table-cell table:style-name="ce13" table:formula="of:=IF(BITAND([.A28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number-columns-repeated="2"/>
          <table:table-cell office:value-type="string">
            <text:p>figs</text:p>
          </table:table-cell>
          <table:table-cell table:style-name="ce10" table:formula="of:=IF(BITAND([.A29];1)&gt;0;[.$A$35];&quot;&quot;)" office:value-type="string" office:string-value="☻">
            <text:p>☻</text:p>
          </table:table-cell>
          <table:table-cell table:style-name="ce10" table:formula="of:=IF(BITAND([.A29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29];4)&gt;0;[.$A$35];&quot;&quot;)">
            <text:p/>
          </table:table-cell>
          <table:table-cell table:style-name="ce13" table:formula="of:=IF(BITAND([.A29];8)&gt;0;[.$A$35];&quot;&quot;)" office:value-type="string" office:string-value="☻">
            <text:p>☻</text:p>
          </table:table-cell>
          <table:table-cell table:style-name="ce13" table:formula="of:=IF(BITAND([.A29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office:value-type="string">
            <text:p>.</text:p>
          </table:table-cell>
          <table:table-cell office:value-type="string">
            <text:p>m</text:p>
          </table:table-cell>
          <table:table-cell/>
          <table:table-cell table:style-name="ce10" table:formula="of:=IF(BITAND([.A30];1)&gt;0;[.$A$35];&quot;&quot;)">
            <text:p/>
          </table:table-cell>
          <table:table-cell table:style-name="ce10" table:formula="of:=IF(BITAND([.A30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30];4)&gt;0;[.$A$35];&quot;&quot;)" office:value-type="string" office:string-value="☻">
            <text:p>☻</text:p>
          </table:table-cell>
          <table:table-cell table:style-name="ce13" table:formula="of:=IF(BITAND([.A30];8)&gt;0;[.$A$35];&quot;&quot;)" office:value-type="string" office:string-value="☻">
            <text:p>☻</text:p>
          </table:table-cell>
          <table:table-cell table:style-name="ce13" table:formula="of:=IF(BITAND([.A30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/>
          <table:table-cell table:style-name="ce10" table:formula="of:=IF(BITAND([.A31];1)&gt;0;[.$A$35];&quot;&quot;)" office:value-type="string" office:string-value="☻">
            <text:p>☻</text:p>
          </table:table-cell>
          <table:table-cell table:style-name="ce10" table:formula="of:=IF(BITAND([.A31];2)&gt;0;[.$A$35];&quot;&quot;)">
            <text:p/>
          </table:table-cell>
          <table:table-cell table:style-name="ce11" office:value-type="string">
            <text:p>●</text:p>
          </table:table-cell>
          <table:table-cell table:style-name="ce10" table:formula="of:=IF(BITAND([.A31];4)&gt;0;[.$A$35];&quot;&quot;)" office:value-type="string" office:string-value="☻">
            <text:p>☻</text:p>
          </table:table-cell>
          <table:table-cell table:style-name="ce13" table:formula="of:=IF(BITAND([.A31];8)&gt;0;[.$A$35];&quot;&quot;)" office:value-type="string" office:string-value="☻">
            <text:p>☻</text:p>
          </table:table-cell>
          <table:table-cell table:style-name="ce13" table:formula="of:=IF(BITAND([.A31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office:value-type="string">
            <text:p>=</text:p>
          </table:table-cell>
          <table:table-cell office:value-type="string">
            <text:p>v</text:p>
          </table:table-cell>
          <table:table-cell/>
          <table:table-cell table:style-name="ce10" table:formula="of:=IF(BITAND([.A32];1)&gt;0;[.$A$35];&quot;&quot;)">
            <text:p/>
          </table:table-cell>
          <table:table-cell table:style-name="ce10" table:formula="of:=IF(BITAND([.A32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32];4)&gt;0;[.$A$35];&quot;&quot;)" office:value-type="string" office:string-value="☻">
            <text:p>☻</text:p>
          </table:table-cell>
          <table:table-cell table:style-name="ce13" table:formula="of:=IF(BITAND([.A32];8)&gt;0;[.$A$35];&quot;&quot;)" office:value-type="string" office:string-value="☻">
            <text:p>☻</text:p>
          </table:table-cell>
          <table:table-cell table:style-name="ce13" table:formula="of:=IF(BITAND([.A32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number-columns-repeated="2"/>
          <table:table-cell office:value-type="string">
            <text:p>ltrs</text:p>
          </table:table-cell>
          <table:table-cell table:style-name="ce10" table:formula="of:=IF(BITAND([.A33];1)&gt;0;[.$A$35];&quot;&quot;)" office:value-type="string" office:string-value="☻">
            <text:p>☻</text:p>
          </table:table-cell>
          <table:table-cell table:style-name="ce10" table:formula="of:=IF(BITAND([.A33];2)&gt;0;[.$A$35];&quot;&quot;)" office:value-type="string" office:string-value="☻">
            <text:p>☻</text:p>
          </table:table-cell>
          <table:table-cell table:style-name="ce11" office:value-type="string">
            <text:p>●</text:p>
          </table:table-cell>
          <table:table-cell table:style-name="ce10" table:formula="of:=IF(BITAND([.A33];4)&gt;0;[.$A$35];&quot;&quot;)" office:value-type="string" office:string-value="☻">
            <text:p>☻</text:p>
          </table:table-cell>
          <table:table-cell table:style-name="ce13" table:formula="of:=IF(BITAND([.A33];8)&gt;0;[.$A$35];&quot;&quot;)" office:value-type="string" office:string-value="☻">
            <text:p>☻</text:p>
          </table:table-cell>
          <table:table-cell table:style-name="ce13" table:formula="of:=IF(BITAND([.A33];16)&gt;0;[.$A$35];&quot;&quot;)" office:value-type="string" office:string-value="☻">
            <text:p>☻</text:p>
          </table:table-cell>
          <table:table-cell table:number-columns-repeated="1004"/>
        </table:table-row>
        <table:table-row table:style-name="ro5">
          <table:table-cell table:number-columns-repeated="2"/>
          <table:table-cell table:style-name="ce6"/>
          <table:table-cell table:number-columns-repeated="5"/>
          <table:table-cell table:style-name="ce9"/>
          <table:table-cell table:number-columns-repeated="1007"/>
        </table:table-row>
        <table:table-row table:style-name="ro5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4"/>
        </table:table-row>
        <table:table-row table:style-name="ro5">
          <table:table-cell office:value-type="string">
            <text:p>.</text:p>
          </table:table-cell>
          <table:table-cell table:number-columns-repeated="1015"/>
        </table:table-row>
        <table:table-row table:style-name="ro5" table:number-rows-repeated="1048539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0-30T12:04:54</dc:date>
    <dc:creator>Simon Claessen</dc:creator>
    <meta:editing-duration>PT9H23M19S</meta:editing-duration>
    <meta:editing-cycles>27</meta:editing-cycles>
    <meta:generator>LibreOffice/3.5$Linux_x86 LibreOffice_project/350m1$Build-2</meta:generator>
    <meta:document-statistic meta:table-count="3" meta:cell-count="359" meta:object-count="0"/>
  </office:meta>
</office:document-meta>
</file>